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af1fd"/>
    </style:style>
    <style:style style:name="P2" style:family="paragraph" style:parent-style-name="Standard">
      <style:text-properties style:font-name="Liberation Mono" officeooo:rsid="000af1fd" officeooo:paragraph-rsid="000af1fd"/>
    </style:style>
    <style:style style:name="P3" style:family="paragraph" style:parent-style-name="Standard">
      <style:text-properties style:font-name="Liberation Mono" fo:font-size="10pt" officeooo:rsid="000af1fd" officeooo:paragraph-rsid="000af1fd" style:font-size-asian="10pt" style:font-size-complex="10pt"/>
    </style:style>
    <style:style style:name="P4" style:family="paragraph" style:parent-style-name="Standard">
      <style:text-properties style:font-name="Liberation Mono" fo:font-size="15pt" fo:font-weight="bold" officeooo:rsid="000af1fd" officeooo:paragraph-rsid="000af1fd" fo:background-color="#ffff00" style:font-size-asian="15pt" style:font-weight-asian="bold" style:font-size-complex="15pt" style:font-weight-complex="bold"/>
    </style:style>
    <style:style style:name="P5" style:family="paragraph" style:parent-style-name="Text_20_body">
      <style:text-properties officeooo:paragraph-rsid="000af1fd"/>
    </style:style>
    <style:style style:name="T1" style:family="text">
      <style:text-properties officeooo:rsid="000af1fd"/>
    </style:style>
    <style:style style:name="T2" style:family="text">
      <style:text-properties style:font-name="Liberation Mono" fo:font-size="10pt" officeooo:rsid="000af1fd" style:font-size-asian="10pt" style:font-size-complex="10pt"/>
    </style:style>
    <style:style style:name="T3" style:family="text">
      <style:text-properties style:font-name="Liberation Mono" fo:font-size="10pt" fo:font-weight="normal" officeooo:rsid="000af1fd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FFINAMENTO REQUISITI – ACCADEMIA 2</text:p>
      <text:p text:style-name="P2"/>
      <text:p text:style-name="P3"/>
      <text:p text:style-name="P5"><text:span text:style-name="T2">Di seguito il </text:span><text:span text:style-name="Strong_20_Emphasis"><text:span text:style-name="T2">RAFFINAMENTO DEI REQUISITI, </text:span></text:span><text:span text:style-name="Strong_20_Emphasis"><text:span text:style-name="T3">per ogni classe del Diagramma UML con i vari attributi:</text:span></text:span></text:p>
      <text:h text:style-name="Heading_20_3" text:outline-level="3">1. Requisiti sui docent<text:span text:style-name="T1">i</text:span></text:h>
      <text:p text:style-name="P5">1.1. nome</text:p>
      <text:p text:style-name="P5"><text:span text:style-name="T1">1.2 cognome</text:span><text:line-break/>1.<text:span text:style-name="T1">3</text:span>. data di nascita (v. req. 6.1)<text:line-break/>1.<text:span text:style-name="T1">4</text:span>. matricola (stringa alfanumerica, max 8 caratteri, univoca)<text:line-break/>1.<text:span text:style-name="T1">5</text:span>. posizione universitaria (v. req. 6.2)<text:line-break/>1.<text:span text:style-name="T1">6</text:span>. luogo di nascita (v. req. 2)<text:line-break/>1.<text:span text:style-name="T1">7</text:span>. progetti a cui partecipa (numero qualsiasi) (v. req. 3)<text:line-break/>1.<text:span text:style-name="T1">8</text:span>. impegni registrati (numero qualsiasi) (v. req. 4)</text:p>
      <text:h text:style-name="P1" text:outline-level="3">2. Requisiti sul luogo di nascita</text:h>
      <text:p text:style-name="Text_20_body">2.1. città<text:line-break/>2.2. provincia<text:line-break/>2.3. regione<text:line-break/>2.4. paese</text:p>
      <text:h text:style-name="Heading_20_3" text:outline-level="3">3. Requisiti sui progetti</text:h>
      <text:p text:style-name="Text_20_body">3.1. nome (stringa)<text:line-break/>3.2. acronimo (stringa)<text:line-break/>3.3. data inizio (v. req. 6.1)<text:line-break/>3.4. data fine (v. req. 6.1)<text:line-break/>3.5. funzione <text:span text:style-name="Source_20_Text">coerenzaDate()</text:span> per la validità temporale (v. specifica di classe)<text:line-break/>3.6. work package che compongono il progetto (numero qualsiasi) (v. req. 5)</text:p>
      <text:h text:style-name="Heading_20_3" text:outline-level="3">4. Requisiti sugli impegni</text:h>
      <text:p text:style-name="Text_20_body">4.1. data inizio (v. req. 6.1)<text:line-break/>4.2. data fine (v. req. 6.1)<text:line-break/>4.3. durata ore (OO:MM:SS, v. req. 6.3)<text:line-break/>4.4. funzione <text:span text:style-name="Source_20_Text">coerenzaDate()</text:span> per la validità temporale<text:line-break/>4.5. funzione <text:span text:style-name="Source_20_Text">durataImpegno()</text:span> per il calcolo effettivo<text:line-break/>4.6. funzione <text:span text:style-name="Source_20_Text">verificaDurata()</text:span> per il controllo sulla coerenza<text:line-break/>4.7. tipologia (v. req. 7)<text:line-break/>4.8. docente che l’ha registrato (uno e uno solo)</text:p>
      <text:h text:style-name="Heading_20_3" text:outline-level="3"><text:soft-page-break/>5. Requisiti sui work package</text:h>
      <text:p text:style-name="Text_20_body">5.1. nome (stringa)<text:line-break/>5.2. data inizio (v. req. 6.1)<text:line-break/>5.3. data fine (v. req. 6.1)<text:line-break/>5.4. funzione <text:span text:style-name="Source_20_Text">coerenzaDate()</text:span> per la validità temporale<text:line-break/>5.5. progetto di appartenenza (v. req. 3)</text:p>
      <text:h text:style-name="Heading_20_3" text:outline-level="3"/>
      <text:h text:style-name="Heading_20_3" text:outline-level="3">6. Requisiti sui tipi di dato</text:h>
      <text:p text:style-name="Text_20_body">6.1. Data = stringa in formato GG/MM/AAAA<text:line-break/>6.2. Posizione = {ricercatore, professore associato, professore ordinario}<text:line-break/>6.3. Ora = stringa in formato OO:MM:SS</text:p>
      <text:h text:style-name="Heading_20_3" text:outline-level="3"/>
      <text:h text:style-name="Heading_20_3" text:outline-level="3">7. Requisiti sulle tipologie di impegno</text:h>
      <text:p text:style-name="Text_20_body">7.1. ogni impegno appartiene a <text:span text:style-name="Strong_20_Emphasis">una sola</text:span> delle seguenti categorie:<text:line-break/>  7.1.1. Assenza (v. req. 8)<text:line-break/>  7.1.2. Impegni istituzionali (v. req. 9)<text:line-break/>  7.1.3. Attività progettuali (v. req. 10)</text:p>
      <text:h text:style-name="Heading_20_3" text:outline-level="3"/>
      <text:h text:style-name="Heading_20_3" text:outline-level="3">8. Requisiti sulle assenze</text:h>
      <text:p text:style-name="Text_20_body">8.1. motivazione = {chiusura universitaria, malattia, gravidanza, Altro}<text:line-break/>8.2. se motivazione = "malattia" → durataOre deve essere 24 (v. funzione <text:span text:style-name="Source_20_Text">verificaDurata()</text:span>)</text:p>
      <text:h text:style-name="Heading_20_3" text:outline-level="3"/>
      <text:h text:style-name="Heading_20_3" text:outline-level="3">9. Requisiti sugli impegni istituzionali</text:h>
      <text:p text:style-name="Text_20_body">9.1. motivazione = {didattica, ricerca, missione, consiglio di dipartimento, consiglio di area didattica, Altro}</text:p>
      <text:h text:style-name="Heading_20_3" text:outline-level="3"/>
      <text:h text:style-name="Heading_20_3" text:outline-level="3">10. Requisiti sulle attività progettuali</text:h>
      <text:p text:style-name="Text_20_body">10.1. motivazione = {Ricerca e Sviluppo, Dimostrazione, Management, Altro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5:27:17.457347307</meta:creation-date>
    <dc:date>2025-05-11T15:31:25.670446596</dc:date>
    <meta:editing-duration>PT4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345" meta:character-count="2273" meta:non-whitespace-character-count="1944"/>
  </office:meta>
</office:document-meta>
</file>